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size="6pt" style:font-size-asian="6pt" style:font-size-complex="6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officeooo:rsid="000a3d30" officeooo:paragraph-rsid="000a3d30"/>
    </style:style>
    <style:style style:name="P5" style:family="paragraph" style:parent-style-name="Standard" style:master-page-name="Standard">
      <style:paragraph-properties fo:margin-left="0in" fo:margin-right="0in" fo:text-align="center" style:justify-single-word="false" fo:orphans="2" fo:widows="2" fo:text-indent="0in" style:auto-text-indent="false" style:page-number="auto" style:vertical-align="auto" style:writing-mode="lr-tb"/>
    </style:style>
    <style:style style:name="P6" style:family="paragraph" style:parent-style-name="Standard" style:list-style-name="WWNum1">
      <style:paragraph-properties fo:margin-left="0.5in" fo:margin-right="0in" fo:text-align="start" style:justify-single-word="false" fo:orphans="2" fo:widows="2" fo:text-indent="0in" style:auto-text-indent="false" style:vertical-align="auto" style:writing-mode="lr-tb">
        <style:tab-stops>
          <style:tab-stop style:position="0.5in"/>
        </style:tab-stops>
      </style:paragraph-properties>
    </style:style>
    <style:style style:name="P7" style:family="paragraph" style:parent-style-name="Standard">
      <style:paragraph-properties fo:margin-left="0.5in" fo:margin-right="0in" fo:text-align="start" style:justify-single-word="false" fo:orphans="2" fo:widows="2" fo:text-indent="0in" style:auto-text-indent="false" style:vertical-align="auto" style:writing-mode="lr-tb"/>
    </style:style>
    <style:style style:name="P8" style:family="paragraph" style:parent-style-name="Standard">
      <style:paragraph-properties fo:margin-left="0.5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6pt" style:font-size-asian="6pt" style:font-size-complex="6pt"/>
    </style:style>
    <style:style style:name="T4" style:family="text">
      <style:text-properties style:font-name="Times New Roman" officeooo:rsid="00093cc6"/>
    </style:style>
    <style:style style:name="T5" style:family="text">
      <style:text-properties style:font-name="Times New Roman" officeooo:rsid="000a3d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Classes, Objects, Attributes, and Behaviors…Oh My!</text:span></text:p>
      <text:p text:style-name="P2"/>
      <text:p text:style-name="P1"><text:span text:style-name="T1">Review the five categories of objects listed earlier in the module (e.g. Inside Objects, Animal Objects, etc.).</text:span></text:p>
      <text:p text:style-name="P1"><text:span text:style-name="T3"><text:s/></text:span></text:p>
      <text:list xml:id="list3263647186243918524" text:style-name="WWNum1">
        <text:list-item>
          <text:p text:style-name="P6"><text:span text:style-name="T1">Pick one of the listed categories and name three more objects that it might include.</text:span></text:p>
        </text:list-item>
      </text:list>
      <text:p text:style-name="P3"/>
      <text:p text:style-name="P7"><text:span text:style-name="T1">Category: <text:s/></text:span><text:span text:style-name="T5">Vehicles</text:span></text:p>
      <text:p text:style-name="P3"/>
      <text:p text:style-name="P7"><text:span text:style-name="T1">Object 1: <text:s text:c="2"/></text:span><text:span text:style-name="T5">Cars</text:span><text:span text:style-name="T1"> <text:s text:c="2"/>Object 2: <text:s text:c="2"/></text:span><text:span text:style-name="T5">Trucks</text:span><text:span text:style-name="T1"> <text:s text:c="2"/>Object 3: <text:s text:c="2"/></text:span><text:span text:style-name="T5">Buses</text:span><text:span text:style-name="T1"> <text:s/></text:span></text:p>
      <text:p text:style-name="P2"/>
      <text:list xml:id="list150650767419987" text:continue-numbering="true" text:style-name="WWNum1">
        <text:list-item>
          <text:p text:style-name="P6"><text:span text:style-name="T1">Think of an unlisted category and identify five objects that it might include.</text:span></text:p>
        </text:list-item>
      </text:list>
      <text:p text:style-name="P3"/>
      <text:p text:style-name="P7"><text:span text:style-name="T1">New Category: <text:s/></text:span><text:span text:style-name="T4">Technology</text:span></text:p>
      <text:p text:style-name="P3"/>
      <text:p text:style-name="P7"><text:span text:style-name="T1">Object 1: <text:s text:c="2"/></text:span><text:span text:style-name="T4">Computer</text:span><text:span text:style-name="T1"> <text:s text:c="2"/>Object 2: <text:s text:c="2"/></text:span><text:span text:style-name="T4">Cell-Phone</text:span><text:span text:style-name="T1"> <text:s text:c="2"/>Object 3: <text:s text:c="2"/></text:span><text:span text:style-name="T4">Rj-45 network cable</text:span><text:span text:style-name="T1"> <text:s/></text:span></text:p>
      <text:p text:style-name="P3"/>
      <text:p text:style-name="P7"><text:span text:style-name="T1">Object 4: <text:s text:c="2"/></text:span><text:span text:style-name="T4">Camera</text:span><text:span text:style-name="T1"> <text:s text:c="2"/>Object 5: <text:s text:c="4"/></text:span><text:span text:style-name="T4">Headphones</text:span></text:p>
      <text:p text:style-name="P2"/>
      <text:list xml:id="list150652577216898" text:continue-numbering="true" text:style-name="WWNum1">
        <text:list-item>
          <text:p text:style-name="P6"><text:span text:style-name="T1">Pick any object and make a list of five “sub-objects” the category might contain. <text:s/>For example, a dancer object is itself a category and could include a folk dancer, a Salsa dancer, a ballroom dancer, break dancer, and an ice dancer, etc.</text:span></text:p>
        </text:list-item>
      </text:list>
      <text:p text:style-name="P3"/>
      <text:p text:style-name="P7"><text:span text:style-name="T1">Object: <text:s/></text:span><text:span text:style-name="T4">Camera</text:span></text:p>
      <text:p text:style-name="P3"/>
      <text:p text:style-name="P7"><text:span text:style-name="T1">Sub-Object 1: <text:s text:c="2"/></text:span><text:span text:style-name="T4">Sony a65</text:span><text:span text:style-name="T1"> <text:s text:c="2"/>Sub-Object 2: <text:s text:c="2"/></text:span><text:span text:style-name="T4">Sony a6500</text:span><text:span text:style-name="T1"> <text:s/></text:span></text:p>
      <text:p text:style-name="P3"/>
      <text:p text:style-name="P7"><text:span text:style-name="T1">Sub-Object 3: <text:s text:c="2"/></text:span><text:span text:style-name="T4">Canon Rebel T6</text:span><text:span text:style-name="T1"> <text:s text:c="2"/>Sub-Object 4: <text:s text:c="2"/></text:span><text:span text:style-name="T4">Minolta X-700</text:span><text:span text:style-name="T1"> <text:s/></text:span></text:p>
      <text:p text:style-name="P3"/>
      <text:p text:style-name="P7"><text:span text:style-name="T1">Sub-Object 5: <text:s text:c="2"/></text:span><text:span text:style-name="T4">Nikon D850</text:span><text:span text:style-name="T1"> </text:span></text:p>
      <text:p text:style-name="P2"/>
      <text:list xml:id="list150651089622073" text:continue-numbering="true" text:style-name="WWNum1">
        <text:list-item>
          <text:p text:style-name="P6"><text:span text:style-name="T1">Pick any object and list 4 of its physical characteristics (i.e. attributes) and 2 things it can do (i.e. behaviors). <text:s/>In terms of “behaviors”, think in terms of actions (verbs). <text:s/>For example, dancers can spin, dogs can bark, boats can sink. <text:s/>Don’t be too literal with the term behavior, have some fun with it.</text:span></text:p>
        </text:list-item>
      </text:list>
      <text:p text:style-name="P3"/>
      <text:p text:style-name="P7"><text:span text:style-name="T1">Object: <text:s/></text:span><text:span text:style-name="T4">Camera</text:span></text:p>
      <text:p text:style-name="P8"/>
      <text:p text:style-name="P7"><text:span text:style-name="T1">Attribute 1: <text:s text:c="2"/></text:span><text:span text:style-name="T4">Connects to different lenses</text:span><text:span text:style-name="T1"> <text:s text:c="4"/>Attribute 2: <text:s text:c="2"/></text:span><text:span text:style-name="T4">Usually black</text:span><text:span text:style-name="T1"> <text:s/></text:span></text:p>
      <text:p text:style-name="P8"/>
      <text:p text:style-name="P7"><text:span text:style-name="T1">Attribute 3: <text:s text:c="2"/></text:span><text:span text:style-name="T5">Has a mirror in it, unless its mirrorless</text:span><text:span text:style-name="T1"> <text:s text:c="4"/>Attribute 4: <text:s text:c="2"/></text:span><text:span text:style-name="T5">Has glass</text:span><text:span text:style-name="T1"> <text:s/></text:span></text:p>
      <text:p text:style-name="P8"/>
      <text:p text:style-name="P7"><text:span text:style-name="T1">Behavior 1: <text:s text:c="2"/></text:span><text:span text:style-name="T4">Takes Pictures</text:span><text:span text:style-name="T1"> <text:s text:c="4"/>Behavior 2: <text:s text:c="2"/></text:span><text:span text:style-name="T4">Makes Noises</text:span><text:span text:style-name="T1"> <text:s/></text:span></text:p>
      <text:p text:style-name="P3"/>
      <text:p text:style-name="P1"><text:span text:style-name="T1">5. <text:s/>In your own words, given what you know now, how do you define an object?</text:span></text:p>
      <text:p text:style-name="P4"><text:span text:style-name="T1">An object is a thing that can be classified into a category or multiple categories and can have sub-obje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in" fo:margin-bottom="0.5in" fo:margin-left="1.25in" fo:margin-right="1in" style:writing-mode="lr-tb" style:layout-grid-color="#c0c0c0" style:layout-grid-lines="2438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 Computer Science</dc:title>
    <meta:initial-creator>bjordan</meta:initial-creator>
    <meta:creation-date>2008-09-23T12:55:00</meta:creation-date>
    <dc:date>2020-01-03T15:02:05.203524241</dc:date>
    <meta:editing-cycles>3</meta:editing-cycles>
    <meta:editing-duration>PT3M3S</meta:editing-duration>
    <meta:generator>LibreOffice/5.2.7.2$Linux_AARCH64 LibreOffice_project/20m0$Build-2</meta:generator>
    <meta:document-statistic meta:table-count="0" meta:image-count="0" meta:object-count="0" meta:page-count="1" meta:paragraph-count="22" meta:word-count="274" meta:character-count="1695" meta:non-whitespace-character-count="1355"/>
    <meta:user-defined meta:name="Company">FLVS</meta:user-defined>
    <meta:user-defined meta:name="Operator">pyamin</meta:user-defined>
  </office:meta>
</office:document-meta>
</file>